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98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7e0021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7e0021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7e002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4"/>
          <table:table-cell table:style-name="ce1" office:value-type="string" calcext:value-type="string">
            <text:p>TODO</text:p>
          </table:table-cell>
          <table:table-cell table:style-name="ce1" table:number-columns-repeated="3"/>
          <table:table-cell table:style-name="ce8" office:value-type="string" calcext:value-type="string">
            <text:p>Correct</text:p>
          </table:table-cell>
          <table:table-cell table:style-name="ce11" table:number-columns-repeated="4"/>
          <table:table-cell table:style-name="ce11" office:value-type="string" calcext:value-type="string">
            <text:p>TODO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apitool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</table:table-row>
        <table:table-row table:style-name="ro2">
          <table:table-cell office:value-type="string" calcext:value-type="string">
            <text:p>accessModifierClazz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F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9" table:formula="of:= IF([.K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9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Constructor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E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9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9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Field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E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] = 1; IF(OR([.$B5] = 0; [.$C5] = 0); &quot;true&quot;; &quot;false&quot;);  IF(AND([.$B5] = 1; [.$C5] = 1); &quot;true&quot;;&quot;false&quot;))" office:value-type="string" office:string-value="false" calcext:value-type="string">
            <text:p>false</text:p>
          </table:table-cell>
          <table:table-cell table:style-name="ce9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9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Method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E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9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9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NestedClazz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E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] = 1; IF(OR([.$B7] = 0; [.$C7] = 0); &quot;true&quot;; &quot;false&quot;);  IF(AND([.$B7] = 1; [.$C7] = 1); &quot;true&quot;;&quot;false&quot;))" office:value-type="string" office:string-value="false" calcext:value-type="string">
            <text:p>false</text:p>
          </table:table-cell>
          <table:table-cell table:style-name="ce9" table:formula="of:= IF([.K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9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NestedIfazeAccessDecr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E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F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9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9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9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E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] = 1; IF(OR([.$B9] = 0; [.$C9] = 0); &quot;true&quot;; &quot;false&quot;);  IF(AND([.$B9] = 1; [.$C9] = 1); &quot;true&quot;;&quot;false&quot;))" office:value-type="string" office:string-value="false" calcext:value-type="string">
            <text:p>false</text:p>
          </table:table-cell>
          <table:table-cell table:style-name="ce9" table:formula="of:= IF([.K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9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Gener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E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F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G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H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9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9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E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F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G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H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9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9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Narrow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E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F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G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H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9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9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Speci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E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F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G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H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9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9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E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F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G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H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9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9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Wide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E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F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G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H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9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9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E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F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G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H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9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9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E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F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G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H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9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9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E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F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G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H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9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9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Narr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E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F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G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H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9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9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Speci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E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F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G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H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9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9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E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F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G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H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9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9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Wide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E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G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H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9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9" table:formula="of:= IF([.L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E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F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G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H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9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9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Gener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E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F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G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H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9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9" table:formula="of:= IF([.L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E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F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G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H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9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9" table:formula="of:= IF([.L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Narrow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E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G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H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9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9" table:formula="of:= IF([.L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Speci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E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G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H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9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9" table:formula="of:= IF([.L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E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F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G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H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9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9" table:formula="of:= IF([.L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Wide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E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F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G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H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9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9" table:formula="of:= IF([.L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E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F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G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H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9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9" table:formula="of:= IF([.L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E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F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G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H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9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9" table:formula="of:= IF([.L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E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F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G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H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9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9" table:formula="of:= IF([.L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Narrow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E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F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G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H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9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9" table:formula="of:= IF([.L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Speci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E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F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G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H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9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9" table:formula="of:= IF([.L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E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F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G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H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9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9" table:formula="of:= IF([.L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Wide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E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F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G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H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9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9" table:formula="of:= IF([.L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E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F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9" table:formula="of:= IF([.G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H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9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9" table:formula="of:= IF([.L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 table:formula="of:= IF([.E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 table:formula="of:= IF([.F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9" table:formula="of:= IF([.G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 table:formula="of:= IF([.H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9" table:formula="of:= IF([.K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9" table:formula="of:= IF([.L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Speci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E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F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9" table:formula="of:= IF([.G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H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9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9" table:formula="of:= IF([.L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Unbo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 table:formula="of:= IF([.E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 table:formula="of:= IF([.F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9" table:formula="of:= IF([.G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 table:formula="of:= IF([.H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9" table:formula="of:= IF([.K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9" table:formula="of:= IF([.L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Wideni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E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F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9" table:formula="of:= IF([.G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H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9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9" table:formula="of:= IF([.L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Box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E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F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G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H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9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9" table:formula="of:= IF([.L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E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F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G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H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9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9" table:formula="of:= IF([.L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F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G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H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9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9" table:formula="of:= IF([.L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Narrow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F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G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H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9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9" table:formula="of:= IF([.L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Speci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F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G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H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9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9" table:formula="of:= IF([.L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Unbox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F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G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H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9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9" table:formula="of:= IF([.L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Wide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F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G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H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9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9" table:formula="of:= IF([.L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Box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F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G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H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9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9" table:formula="of:= IF([.L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Gener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F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G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H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9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9" table:formula="of:= IF([.L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Mu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F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G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H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9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9" table:formula="of:= IF([.L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Narrow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E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F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G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H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9" table:formula="of:= IF([.K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9" table:formula="of:= IF([.L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Special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F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G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H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9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9" table:formula="of:= IF([.L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Unbox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F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G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H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9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9" table:formula="of:= IF([.L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Wide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E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F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G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H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9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9" table:formula="of:= IF([.L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9" table:formula="of:= IF([.E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9" table:formula="of:= IF([.F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9" table:formula="of:= IF([.G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9" table:formula="of:= IF([.H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9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9" table:formula="of:= IF([.L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9" table:formula="of:= IF([.E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9" table:formula="of:= IF([.F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9" table:formula="of:= IF([.G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9" table:formula="of:= IF([.H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9" table:formula="of:= IF([.K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9" table:formula="of:= IF([.L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Gener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9" table:formula="of:= IF([.E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9" table:formula="of:= IF([.F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9" table:formula="of:= IF([.G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9" table:formula="of:= IF([.H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9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9" table:formula="of:= IF([.L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9" table:formula="of:= IF([.E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9" table:formula="of:= IF([.F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9" table:formula="of:= IF([.G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9" table:formula="of:= IF([.H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9" table:formula="of:= IF([.K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9" table:formula="of:= IF([.L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ToTryCa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9" table:formula="of:= IF([.E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9" table:formula="of:= IF([.F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9" table:formula="of:= IF([.G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9" table:formula="of:= IF([.H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9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9" table:formula="of:= IF([.L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Unchecked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9" table:formula="of:= IF([.E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9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9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9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9" table:formula="of:= IF([.K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9" table:formula="of:= IF([.L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ryCatchToThrowCheck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9" table:formula="of:= IF([.E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9" table:formula="of:= IF([.F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9" table:formula="of:= IF([.G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9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9" table:formula="of:= IF([.K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9" table:formula="of:= IF([.L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E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F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G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H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9" table:formula="of:= IF([.K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9" table:formula="of:= IF([.L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E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F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G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H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9" table:formula="of:= IF([.K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9" table:formula="of:= IF([.L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E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F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G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H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9" table:formula="of:= IF([.K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9" table:formula="of:= IF([.L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E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F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G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H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9" table:formula="of:= IF([.K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9" table:formula="of:= IF([.L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E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F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G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H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9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9" table:formula="of:= IF([.L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E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F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G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H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9" table:formula="of:= IF([.K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9" table:formula="of:= IF([.L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E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F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G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H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9" table:formula="of:= IF([.K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9" table:formula="of:= IF([.L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E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F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G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H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9" table:formula="of:= IF([.K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9" table:formula="of:= IF([.L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E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F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G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H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9" table:formula="of:= IF([.K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9" table:formula="of:= IF([.L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E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F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G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H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9" table:formula="of:= IF([.K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9" table:formula="of:= IF([.L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E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F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G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H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9" table:formula="of:= IF([.K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9" table:formula="of:= IF([.L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E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F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G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H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9" table:formula="of:= IF([.K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9" table:formula="of:= IF([.L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9" table:formula="of:= IF([.E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9" table:formula="of:= IF([.F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9" table:formula="of:= IF([.G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9" table:formula="of:= IF([.H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9" table:formula="of:= IF([.K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9" table:formula="of:= IF([.L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E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F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G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H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9" table:formula="of:= IF([.K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9" table:formula="of:= IF([.L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E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F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G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H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9" table:formula="of:= IF([.K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9" table:formula="of:= IF([.L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E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F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G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H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9" table:formula="of:= IF([.K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9" table:formula="of:= IF([.L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9" table:formula="of:= IF([.E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9" table:formula="of:= IF([.F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9" table:formula="of:= IF([.G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9" table:formula="of:= IF([.H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9" table:formula="of:= IF([.K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9" table:formula="of:= IF([.L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9" table:formula="of:= IF([.E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9" table:formula="of:= IF([.F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9" table:formula="of:= IF([.G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9" table:formula="of:= IF([.H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9" table:formula="of:= IF([.K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9" table:formula="of:= IF([.L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E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F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G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H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9" table:formula="of:= IF([.K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9" table:formula="of:= IF([.L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E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F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G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H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9" table:formula="of:= IF([.K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9" table:formula="of:= IF([.L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E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F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G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H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9" table:formula="of:= IF([.K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9" table:formula="of:= IF([.L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E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F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G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H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9" table:formula="of:= IF([.K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9" table:formula="of:= IF([.L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E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F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G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H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9" table:formula="of:= IF([.K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9" table:formula="of:= IF([.L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Gener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E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F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G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H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9" table:formula="of:= IF([.K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9" table:formula="of:= IF([.L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E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F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G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H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9" table:formula="of:= IF([.K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9" table:formula="of:= IF([.L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E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F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G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H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9" table:formula="of:= IF([.K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9" table:formula="of:= IF([.L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E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F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G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H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9" table:formula="of:= IF([.K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9" table:formula="of:= IF([.L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E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F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G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H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9" table:formula="of:= IF([.K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9" table:formula="of:= IF([.L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E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F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G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H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9" table:formula="of:= IF([.K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9" table:formula="of:= IF([.L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BoundsAdd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E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F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G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H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9" table:formula="of:= IF([.K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9" table:formula="of:= IF([.L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E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F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G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H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9" table:formula="of:= IF([.K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9" table:formula="of:= IF([.L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E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F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G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H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9" table:formula="of:= IF([.K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9" table:formula="of:= IF([.L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E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F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G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H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9" table:formula="of:= IF([.K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9" table:formula="of:= IF([.L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DeleteSeco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E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F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G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H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9" table:formula="of:= IF([.K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9" table:formula="of:= IF([.L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9" table:formula="of:= IF([.E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9" table:formula="of:= IF([.F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9" table:formula="of:= IF([.G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9" table:formula="of:= IF([.H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9" table:formula="of:= IF([.K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9" table:formula="of:= IF([.L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9" table:formula="of:= IF([.E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9" table:formula="of:= IF([.F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9" table:formula="of:= IF([.G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9" table:formula="of:= IF([.H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9" table:formula="of:= IF([.K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9" table:formula="of:= IF([.L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Gener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9" table:formula="of:= IF([.E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9" table:formula="of:= IF([.F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9" table:formula="of:= IF([.G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9" table:formula="of:= IF([.H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9" table:formula="of:= IF([.K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9" table:formula="of:= IF([.L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9" table:formula="of:= IF([.E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9" table:formula="of:= IF([.F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9" table:formula="of:= IF([.G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9" table:formula="of:= IF([.H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9" table:formula="of:= IF([.K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9" table:formula="of:= IF([.L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ToUpperBou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9" table:formula="of:= IF([.E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9" table:formula="of:= IF([.F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9" table:formula="of:= IF([.G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9" table:formula="of:= IF([.H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9" table:formula="of:= IF([.K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9" table:formula="of:= IF([.L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9" table:formula="of:= IF([.E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9" table:formula="of:= IF([.F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9" table:formula="of:= IF([.G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9" table:formula="of:= IF([.H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9" table:formula="of:= IF([.K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9" table:formula="of:= IF([.L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9" table:formula="of:= IF([.E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9" table:formula="of:= IF([.F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9" table:formula="of:= IF([.G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9" table:formula="of:= IF([.H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9" table:formula="of:= IF([.K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9" table:formula="of:= IF([.L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9" table:formula="of:= IF([.E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9" table:formula="of:= IF([.F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9" table:formula="of:= IF([.G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9" table:formula="of:= IF([.H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9" table:formula="of:= IF([.K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9" table:formula="of:= IF([.L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ToLowerBou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9" table:formula="of:= IF([.E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9" table:formula="of:= IF([.F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9" table:formula="of:= IF([.G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9" table:formula="of:= IF([.H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9" table:formula="of:= IF([.K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9" table:formula="of:= IF([.L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De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9" table:formula="of:= IF([.E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9" table:formula="of:= IF([.F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9" table:formula="of:= IF([.G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9" table:formula="of:= IF([.H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9" table:formula="of:= IF([.K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9" table:formula="of:= IF([.L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9" table:formula="of:= IF([.E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9" table:formula="of:= IF([.F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9" table:formula="of:= IF([.G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9" table:formula="of:= IF([.H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9" table:formula="of:= IF([.K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9" table:formula="of:= IF([.L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Gener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9" table:formula="of:= IF([.E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9" table:formula="of:= IF([.F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9" table:formula="of:= IF([.G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9" table:formula="of:= IF([.H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9" table:formula="of:= IF([.K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9" table:formula="of:= IF([.L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9" table:formula="of:= IF([.E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9" table:formula="of:= IF([.F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9" table:formula="of:= IF([.G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9" table:formula="of:= IF([.H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9" table:formula="of:= IF([.K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9" table:formula="of:= IF([.L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ToUpperBou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9" table:formula="of:= IF([.E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9" table:formula="of:= IF([.F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9" table:formula="of:= IF([.G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9" table:formula="of:= IF([.H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9" table:formula="of:= IF([.K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9" table:formula="of:= IF([.L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UpperBoundsMu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9" table:formula="of:= IF([.E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9" table:formula="of:= IF([.F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9" table:formula="of:= IF([.G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9" table:formula="of:= IF([.H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9" table:formula="of:= IF([.K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9" table:formula="of:= IF([.L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UpperBoundsSpecial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9" table:formula="of:= IF([.E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9" table:formula="of:= IF([.F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9" table:formula="of:= IF([.G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9" table:formula="of:= IF([.H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9" table:formula="of:= IF([.K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9" table:formula="of:= IF([.L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UpperBoundsToLowerBou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9" table:formula="of:= IF([.E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9" table:formula="of:= IF([.F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9" table:formula="of:= IF([.G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9" table:formula="of:= IF([.H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9" table:formula="of:= IF([.K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9" table:formula="of:= IF([.L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ContractSuperClassS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E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F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G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H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4] = 1; IF(OR([.$B114] = 0; [.$C114] = 0); &quot;true&quot;; &quot;false&quot;);  IF(AND([.$B114] = 1; [.$C114] = 1); &quot;true&quot;;&quot;false&quot;))" office:value-type="string" office:string-value="false" calcext:value-type="string">
            <text:p>false</text:p>
          </table:table-cell>
          <table:table-cell table:style-name="ce9" table:formula="of:= IF([.K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9" table:formula="of:= IF([.L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MethodMovedFromSuperCla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E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F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G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H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  <table:table-cell table:style-name="ce9" table:formula="of:= IF([.K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9" table:formula="of:= IF([.L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StopInheri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E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F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G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H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6] = 1; IF(OR([.$B116] = 0; [.$C116] = 0); &quot;true&quot;; &quot;false&quot;);  IF(AND([.$B116] = 1; [.$C116] = 1); &quot;true&quot;;&quot;false&quot;))" office:value-type="string" office:string-value="false" calcext:value-type="string">
            <text:p>false</text:p>
          </table:table-cell>
          <table:table-cell table:style-name="ce9" table:formula="of:= IF([.K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9" table:formula="of:= IF([.L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ContractSuperinterfaceS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E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F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G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H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9" table:formula="of:= IF([.K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9" table:formula="of:= IF([.L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ExpandSuperinterfaceSet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E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F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G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H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9" table:formula="of:= IF([.K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9" table:formula="of:= IF([.L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StartInherit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9" table:formula="of:= IF([.E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9" table:formula="of:= IF([.F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9" table:formula="of:= IF([.G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9" table:formula="of:= IF([.H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9" table:formula="of:= IF([.K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9" table:formula="of:= IF([.L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StopInheri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E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F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9" table:formula="of:= IF([.G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H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9" table:formula="of:= IF([.K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9" table:formula="of:= IF([.L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Constructor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E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F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G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H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1] = 1; IF(OR([.$B121] = 0; [.$C121] = 0); &quot;true&quot;; &quot;false&quot;);  IF(AND([.$B121] = 1; [.$C121] = 1); &quot;true&quot;;&quot;false&quot;))" office:value-type="string" office:string-value="false" calcext:value-type="string">
            <text:p>false</text:p>
          </table:table-cell>
          <table:table-cell table:style-name="ce9" table:formula="of:= IF([.K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9" table:formula="of:= IF([.L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ConstructorParamAd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E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F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G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H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2] = 1; IF(OR([.$B122] = 0; [.$C122] = 0); &quot;true&quot;; &quot;false&quot;);  IF(AND([.$B122] = 1; [.$C122] = 1); &quot;true&quot;;&quot;false&quot;))" office:value-type="string" office:string-value="false" calcext:value-type="string">
            <text:p>false</text:p>
          </table:table-cell>
          <table:table-cell table:style-name="ce9" table:formula="of:= IF([.K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9" table:formula="of:= IF([.L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ConstructorParam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E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F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G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H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3] = 1; IF(OR([.$B123] = 0; [.$C123] = 0); &quot;true&quot;; &quot;false&quot;);  IF(AND([.$B123] = 1; [.$C123] = 1); &quot;true&quot;;&quot;false&quot;))" office:value-type="string" office:string-value="false" calcext:value-type="string">
            <text:p>false</text:p>
          </table:table-cell>
          <table:table-cell table:style-name="ce9" table:formula="of:= IF([.K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9" table:formula="of:= IF([.L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FieldConstantDelet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E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F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G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H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9" table:formula="of:= IF([.K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9" table:formula="of:= IF([.L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Field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E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F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G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H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9" table:formula="of:= IF([.K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9" table:formula="of:= IF([.L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AbstractAd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E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F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G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9" table:formula="of:= IF([.H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9" table:formula="of:= IF([.K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9" table:formula="of:= IF([.L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AbstractDelet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E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F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G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H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9" table:formula="of:= IF([.K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9" table:formula="of:= IF([.L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E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F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G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H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9" table:formula="of:= IF([.K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9" table:formula="of:= IF([.L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ParamAd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E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F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G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H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29] = 1; IF(OR([.$B129] = 0; [.$C129] = 0); &quot;true&quot;; &quot;false&quot;);  IF(AND([.$B129] = 1; [.$C129] = 1); &quot;true&quot;;&quot;false&quot;))" office:value-type="string" office:string-value="false" calcext:value-type="string">
            <text:p>false</text:p>
          </table:table-cell>
          <table:table-cell table:style-name="ce9" table:formula="of:= IF([.K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9" table:formula="of:= IF([.L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Param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E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F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G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H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0] = 1; IF(OR([.$B130] = 0; [.$C130] = 0); &quot;true&quot;; &quot;false&quot;);  IF(AND([.$B130] = 1; [.$C130] = 1); &quot;true&quot;;&quot;false&quot;))" office:value-type="string" office:string-value="false" calcext:value-type="string">
            <text:p>false</text:p>
          </table:table-cell>
          <table:table-cell table:style-name="ce9" table:formula="of:= IF([.K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9" table:formula="of:= IF([.L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NestedClazz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E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F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G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H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9" table:formula="of:= IF([.K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9" table:formula="of:= IF([.L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NestedIfaze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 table:formula="of:= IF([.E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 table:formula="of:= IF([.F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9" table:formula="of:= IF([.G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 table:formula="of:= IF([.H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9" table:formula="of:= IF([.K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9" table:formula="of:= IF([.L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ConstantDelet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 table:formula="of:= IF([.E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 table:formula="of:= IF([.F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9" table:formula="of:= IF([.G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 table:formula="of:= IF([.H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9" table:formula="of:= IF([.K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9" table:formula="of:= IF([.L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Ad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E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F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G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9" table:formula="of:= IF([.H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9" table:formula="of:= IF([.K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9" table:formula="of:= IF([.L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Default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E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F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G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H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9" table:formula="of:= IF([.K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9" table:formula="of:= IF([.L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Delet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E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F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G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H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  <table:table-cell table:style-name="ce9" table:formula="of:= IF([.K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9" table:formula="of:= IF([.L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ParamAdd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E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F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G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H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7] = 1; IF(OR([.$B137] = 0; [.$C137] = 0); &quot;true&quot;; &quot;false&quot;);  IF(AND([.$B137] = 1; [.$C137] = 1); &quot;true&quot;;&quot;false&quot;))" office:value-type="string" office:string-value="false" calcext:value-type="string">
            <text:p>false</text:p>
          </table:table-cell>
          <table:table-cell table:style-name="ce9" table:formula="of:= IF([.K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9" table:formula="of:= IF([.L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ParamDelet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E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F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G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H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8] = 1; IF(OR([.$B138] = 0; [.$C138] = 0); &quot;true&quot;; &quot;false&quot;);  IF(AND([.$B138] = 1; [.$C138] = 1); &quot;true&quot;;&quot;false&quot;))" office:value-type="string" office:string-value="false" calcext:value-type="string">
            <text:p>false</text:p>
          </table:table-cell>
          <table:table-cell table:style-name="ce9" table:formula="of:= IF([.K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9" table:formula="of:= IF([.L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NestedIfaze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 table:formula="of:= IF([.E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 table:formula="of:= IF([.F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9" table:formula="of:= IF([.G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 table:formula="of:= IF([.H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9" table:formula="of:= IF([.K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9" table:formula="of:= IF([.L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ClazzNonAbstractToAbstrac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E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F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G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H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0] = 1; IF(OR([.$B140] = 0; [.$C140] = 0); &quot;true&quot;; &quot;false&quot;);  IF(AND([.$B140] = 1; [.$C140] = 1); &quot;true&quot;;&quot;false&quot;))" office:value-type="string" office:string-value="false" calcext:value-type="string">
            <text:p>false</text:p>
          </table:table-cell>
          <table:table-cell table:style-name="ce9" table:formula="of:= IF([.K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9" table:formula="of:= IF([.L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ClazzNonFinalToFin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E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F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G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H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1] = 1; IF(OR([.$B141] = 0; [.$C141] = 0); &quot;true&quot;; &quot;false&quot;);  IF(AND([.$B141] = 1; [.$C141] = 1); &quot;true&quot;;&quot;false&quot;))" office:value-type="string" office:string-value="false" calcext:value-type="string">
            <text:p>false</text:p>
          </table:table-cell>
          <table:table-cell table:style-name="ce9" table:formula="of:= IF([.K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9" table:formula="of:= IF([.L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NonFinalToFin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E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F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G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9" table:formula="of:= IF([.H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9" table:formula="of:= IF([.K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9" table:formula="of:= IF([.L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NonStaticToSt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E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F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G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H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3] = 1; IF(OR([.$B143] = 0; [.$C143] = 0); &quot;true&quot;; &quot;false&quot;);  IF(AND([.$B143] = 1; [.$C143] = 1); &quot;true&quot;;&quot;false&quot;))" office:value-type="string" office:string-value="false" calcext:value-type="string">
            <text:p>false</text:p>
          </table:table-cell>
          <table:table-cell table:style-name="ce9" table:formula="of:= IF([.K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9" table:formula="of:= IF([.L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StaticToNonStat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E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F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G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H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4] = 1; IF(OR([.$B144] = 0; [.$C144] = 0); &quot;true&quot;; &quot;false&quot;);  IF(AND([.$B144] = 1; [.$C144] = 1); &quot;true&quot;;&quot;false&quot;))" office:value-type="string" office:string-value="false" calcext:value-type="string">
            <text:p>false</text:p>
          </table:table-cell>
          <table:table-cell table:style-name="ce9" table:formula="of:= IF([.K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9" table:formula="of:= IF([.L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AbstractToAbstrac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 IF([.D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9" table:formula="of:= IF([.E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9" table:formula="of:= IF([.F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9" table:formula="of:= IF([.G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9" table:formula="of:= IF([.H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9" table:formula="of:= IF([.K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9" table:formula="of:= IF([.L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FinalToFin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E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F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G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H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6] = 1; IF(OR([.$B146] = 0; [.$C146] = 0); &quot;true&quot;; &quot;false&quot;);  IF(AND([.$B146] = 1; [.$C146] = 1); &quot;true&quot;;&quot;false&quot;))" office:value-type="string" office:string-value="false" calcext:value-type="string">
            <text:p>false</text:p>
          </table:table-cell>
          <table:table-cell table:style-name="ce9" table:formula="of:= IF([.K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9" table:formula="of:= IF([.L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NativeToNativ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9" table:formula="of:= IF([.D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E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F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G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H147] = 1; IF(OR([.$B147] = 0; [.$C147] = 0); &quot;true&quot;; &quot;false&quot;);  IF(AND([.$B147] = 1; [.$C147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K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9" table:formula="of:= IF([.L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MethodNonStaticToSta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9" table:formula="of:= IF([.E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9" table:formula="of:= IF([.F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9" table:formula="of:= IF([.G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9" table:formula="of:= IF([.H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9" table:formula="of:= IF([.K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9" table:formula="of:= IF([.L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StaticToNonStati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9" table:formula="of:= IF([.E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9" table:formula="of:= IF([.F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9" table:formula="of:= IF([.G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9" table:formula="of:= IF([.H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9" table:formula="of:= IF([.K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9" table:formula="of:= IF([.L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StrictfpToNonStrictf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9" table:formula="of:= IF([.D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E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F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G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H150] = 1; IF(OR([.$B150] = 0; [.$C150] = 0); &quot;true&quot;; &quot;false&quot;);  IF(AND([.$B150] = 1; [.$C150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K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9" table:formula="of:= IF([.L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NestedClazzNonStaticToStat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 IF([.D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E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F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G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 table:formula="of:= IF([.H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9" table:formula="of:= IF([.K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9" table:formula="of:= IF([.L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NestedClazzStaticToNonStat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 IF([.D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E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F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G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 table:formula="of:= IF([.H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9" table:formula="of:= IF([.K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9" table:formula="of:= IF([.L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Clazz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E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F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G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H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9" table:formula="of:= IF([.K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9" table:formula="of:= IF([.L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ClazzToIfaz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E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F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G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H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54] = 1; IF(OR([.$B154] = 0; [.$C154] = 0); &quot;true&quot;; &quot;false&quot;);  IF(AND([.$B154] = 1; [.$C154] = 1); &quot;true&quot;;&quot;false&quot;))" office:value-type="string" office:string-value="false" calcext:value-type="string">
            <text:p>false</text:p>
          </table:table-cell>
          <table:table-cell table:style-name="ce9" table:formula="of:= IF([.K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9" table:formula="of:= IF([.L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IfazeDele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 table:formula="of:= IF([.E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 table:formula="of:= IF([.F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9" table:formula="of:= IF([.G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 table:formula="of:= IF([.H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9" table:formula="of:= IF([.K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9" table:formula="of:= IF([.L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IfazeToCla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 IF([.D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E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F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G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H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/>
          <table:table-cell table:style-name="ce9" table:formula="of:= IF([.J156] = 1; IF(OR([.$B156] = 0; [.$C156] = 0); &quot;true&quot;; &quot;false&quot;);  IF(AND([.$B156] = 1; [.$C156] = 1); &quot;true&quot;;&quot;false&quot;))" office:value-type="string" office:string-value="false" calcext:value-type="string">
            <text:p>false</text:p>
          </table:table-cell>
          <table:table-cell table:style-name="ce9" table:formula="of:= IF([.K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9" table:formula="of:= IF([.L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6" table:number-columns-repeated="2"/>
          <table:table-cell table:style-name="ce7" office:value-type="string" calcext:value-type="string">
            <text:p>=</text:p>
          </table:table-cell>
          <table:table-cell table:style-name="ce7" table:number-columns-repeated="8"/>
          <table:table-cell table:style-name="ce10" table:formula="of:=COUNTIF([.M3:.M156];&quot;true&quot;)" office:value-type="float" office:value="91" calcext:value-type="float">
            <text:p>91</text:p>
          </table:table-cell>
          <table:table-cell table:style-name="ce10" table:formula="of:=COUNTIF([.N3:.N156];&quot;true&quot;)" office:value-type="float" office:value="111" calcext:value-type="float">
            <text:p>111</text:p>
          </table:table-cell>
          <table:table-cell table:style-name="ce10" table:formula="of:=COUNTIF([.O3:.O156];&quot;true&quot;)" office:value-type="float" office:value="92" calcext:value-type="float">
            <text:p>92</text:p>
          </table:table-cell>
          <table:table-cell table:style-name="ce10" table:formula="of:=COUNTIF([.P3:.P156];&quot;true&quot;)" office:value-type="float" office:value="94" calcext:value-type="float">
            <text:p>94</text:p>
          </table:table-cell>
          <table:table-cell table:style-name="ce10" table:formula="of:=COUNTIF([.Q3:.Q156];&quot;true&quot;)" office:value-type="float" office:value="154" calcext:value-type="float">
            <text:p>154</text:p>
          </table:table-cell>
          <table:table-cell table:style-name="ce10" table:formula="of:=COUNTIF([.R3:.R156];&quot;true&quot;)" office:value-type="float" office:value="0" calcext:value-type="float">
            <text:p>0</text:p>
          </table:table-cell>
          <table:table-cell table:style-name="ce10" table:formula="of:=COUNTIF([.S3:.S156];&quot;true&quot;)" office:value-type="float" office:value="0" calcext:value-type="float">
            <text:p>0</text:p>
          </table:table-cell>
          <table:table-cell table:style-name="ce10" table:formula="of:=COUNTIF([.T3:.T156];&quot;true&quot;)" office:value-type="float" office:value="149" calcext:value-type="float">
            <text:p>149</text:p>
          </table:table-cell>
          <table:table-cell table:style-name="ce10" table:formula="of:=COUNTIF([.U3:.U156];&quot;true&quot;)" office:value-type="float" office:value="152" calcext:value-type="float">
            <text:p>152</text:p>
          </table:table-cell>
        </table:table-row>
        <table:table-row table:style-name="ro2" table:number-rows-repeated="1048418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5:04:57.520175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5T16:47:12.971955161</dc:date>
    <meta:generator>LibreOffice/4.2.8.2$Linux_X86_64 LibreOffice_project/420m0$Build-2</meta:generator>
    <meta:editing-duration>PT1H38M2S</meta:editing-duration>
    <meta:editing-cycles>4</meta:editing-cycles>
    <meta:document-statistic meta:table-count="1" meta:cell-count="2963" meta:object-count="0"/>
  </office:meta>
</office:document-meta>
</file>